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paragraph-properties fo:text-align="center" style:justify-single-word="false"/>
      <style:text-properties fo:font-weight="bold" style:font-weight-asian="bold" style:font-weight-complex="bold"/>
    </style:style>
    <style:style style:name="P3" style:family="paragraph" style:parent-style-name="Text_20_body">
      <style:text-properties fo:font-size="10pt" fo:font-weight="bold" style:font-size-asian="10pt" style:font-weight-asian="bold" style:font-size-complex="10pt" style:font-weight-complex="bold"/>
    </style:style>
    <style:style style:name="P4" style:family="paragraph" style:parent-style-name="Text_20_body">
      <style:paragraph-properties fo:text-align="center" style:justify-single-word="false"/>
      <style:text-properties fo:language="en" fo:country="US" fo:font-weight="bold" style:font-weight-asian="bold" style:font-weight-complex="bold"/>
    </style:style>
    <style:style style:name="P5" style:family="paragraph" style:parent-style-name="Text_20_body">
      <style:text-properties style:font-name="Verdana" fo:font-weight="bold" style:font-weight-asian="bold" style:font-weight-complex="bold"/>
    </style:style>
    <style:style style:name="P6" style:family="paragraph" style:parent-style-name="Text_20_body" style:list-style-name="L1">
      <style:text-properties fo:font-size="11pt" fo:font-style="italic" fo:font-weight="normal" style:font-size-asian="11pt" style:font-style-asian="italic" style:font-weight-asian="normal" style:font-size-complex="11pt" style:font-style-complex="italic" style:font-weight-complex="normal"/>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fo:font-weight="normal" style:font-weight-asian="normal" style:font-weight-complex="normal"/>
    </style:style>
    <style:style style:name="P9" style:family="paragraph" style:parent-style-name="Text_20_body">
      <style:paragraph-properties fo:text-align="start" style:justify-single-word="false"/>
      <style:text-properties fo:font-weight="normal" style:font-weight-asian="normal" style:font-weight-complex="normal"/>
    </style:style>
    <style:style style:name="P10" style:family="paragraph" style:parent-style-name="Text_20_body" style:list-style-name="L1">
      <style:paragraph-properties fo:margin-top="0cm" fo:margin-bottom="0cm"/>
      <style:text-properties fo:font-size="11pt" fo:font-style="italic" fo:font-weight="normal" style:font-size-asian="11pt" style:font-style-asian="italic" style:font-weight-asian="normal" style:font-size-complex="11pt" style:font-style-complex="italic" style:font-weight-complex="normal"/>
    </style:style>
    <style:style style:name="P11" style:family="paragraph" style:parent-style-name="Text_20_body" style:list-style-name="L1">
      <style:paragraph-properties fo:margin-top="0cm" fo:margin-bottom="0cm"/>
      <style:text-properties style:font-name="Verdana" fo:font-size="11pt" fo:font-style="italic" fo:font-weight="normal" style:font-size-asian="11pt" style:font-style-asian="italic" style:font-weight-asian="normal" style:font-size-complex="11pt" style:font-style-complex="italic" style:font-weight-complex="normal"/>
    </style:style>
    <style:style style:name="P12" style:family="paragraph" style:parent-style-name="Heading_20_1">
      <style:paragraph-properties fo:text-align="center" style:justify-single-word="false"/>
      <style:text-properties fo:language="en" fo:country="US" fo:font-weight="bold" style:font-weight-asian="bold" style:font-weight-complex="bold"/>
    </style:style>
    <style:style style:name="T1" style:family="text">
      <style:text-properties fo:language="en" fo:country="GB"/>
    </style:style>
    <style:style style:name="T2" style:family="text">
      <style:text-properties style:font-name="Verdana"/>
    </style:style>
    <style:style style:name="T3" style:family="text">
      <style:text-properties fo:color="#ff0000"/>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Review template</text:h>
      <text:p text:style-name="P4">Article name:</text:p>
      <text:p text:style-name="P4">found at:</text:p>
      <text:p text:style-name="P4">Name:</text:p>
      <text:p text:style-name="P4">Date:</text:p>
      <text:p text:style-name="P2"/>
      <text:p text:style-name="P1"><text:span text:style-name="T1">What</text:span><text:span text:style-name="T1"> kind </text:span>of article is it? A review paper, a evaluative paper, a theory paper, practical paper, case study, etc?</text:p>
      <text:p text:style-name="P9">A practical paper, describing a system they have developed.</text:p>
      <text:p text:style-name="P1"/>
      <text:p text:style-name="P1">What can you gain from the article? Ideas, techniques, useful quotes?</text:p>
      <text:p text:style-name="P9">It is well-written, and could provide some ideas on how to write our own reports. The genereal idea is something we definetly want to report on in our project.</text:p>
      <text:p text:style-name="P1"/>
      <text:p text:style-name="P1">Is the author well-recongnized in his/her field? Is the author an authority in this area?</text:p>
      <text:p text:style-name="P8">Does not seem like it. I cannot find any other articles from the authors.</text:p>
      <text:p text:style-name="P1"/>
      <text:p text:style-name="P1">What contribution is the article making? What kind of contribution? Can it make a contribution to your own project, if so, how?</text:p>
      <text:p text:style-name="P8">The system developed is designed to be cost effective and easily used (without special gadgets or circumstances needed). It can contribute, see above.</text:p>
      <text:p text:style-name="P1"/>
      <text:p text:style-name="P1">How does the article fit withing its context? How does the article fit into and support the context in your project? How important is the article in its field and your own? Does the paper classify and summarize its field in a clearer or more logical way than has been done before?</text:p>
      <text:p text:style-name="P8">It's summary is clear, and describes different categories of similar techniques being used. It fits well into its context, although that context is quite specific – input methods for people that have control of their blinking.</text:p>
      <text:p text:style-name="P1"/>
      <text:p text:style-name="P1">Does conclusion follow logically from the work that has been presented? Are the arguments logical? Do they follow from eachother? Are they supported or contradicted by the work of others? Are alternative conclusions consistent with the discussions?</text:p>
      <text:p text:style-name="P8">Question is not too compatible with the type of article. No citations mean no one has refuted this article (from 2012). I have not read other articles on this topic.</text:p>
      <text:p text:style-name="P1"/>
      <text:p text:style-name="P1">Can you differentiate fact from unsubstantiated opinion? If there are opinions in the article, do you agree with them? Are these opinions supported by logical arguments or other authors?</text:p>
      <text:p text:style-name="P8">-</text:p>
      <text:p text:style-name="P1"/>
      <text:p text:style-name="P1"><text:soft-page-break/>What do you feel about what has been written? Do you agree with statements that are made? Are there counter-arguments?</text:p>
      <text:p text:style-name="P8">I agree with the statements that systems that do not rely on external hardware and are general in nature are preferable.</text:p>
      <text:p text:style-name="P1"/>
      <text:p text:style-name="P1">Does the article contradict other view-points or support the status-quo? How does the article relate to other articles in the field?</text:p>
      <text:p text:style-name="P8">Hard to determine.</text:p>
      <text:p text:style-name="P1"/>
      <text:p text:style-name="P1">What references do they use? Are these appropriate and/or up-to-date? Which references can you use? Is the article referenced by other authors?</text:p>
      <text:p text:style-name="P8">The references are to some extend old, although I cannot say if out-dated. They are to a large extent proceeding papers and web-references. As the focus of this project seems to be the end-product, this might be an explanation.</text:p>
      <text:p text:style-name="P1"/>
      <text:p text:style-name="P1">Are there limits to what the author is suggesting? Is his/her argument applicable only in certain cases?</text:p>
      <text:p text:style-name="P8">The system is somewhat sensitive to lighting conditions and glasses. </text:p>
      <text:p text:style-name="P1"/>
      <text:p text:style-name="P1">Can you use the results from the article in your own work? How does these results contribute and fit in to their field, and your own?</text:p>
      <text:p text:style-name="P1">-</text:p>
      <text:p text:style-name="P1"/>
      <text:p text:style-name="P1">What is the major problem or issue being investigated?</text:p>
      <text:p text:style-name="P8">How to use the blinking of the eyes to click with a mouse, and the nose to stear its direction. </text:p>
      <text:p text:style-name="P1"/>
      <text:p text:style-name="P1">How clearly are the major concepts defined and explained?</text:p>
      <text:p text:style-name="P8">Quite thouroughly.</text:p>
      <text:p text:style-name="P1"/>
      <text:p text:style-name="P1">Is there a clear research hypothesis that can be and is tested?</text:p>
      <text:p text:style-name="P8">Not as such.</text:p>
      <text:p text:style-name="P1"/>
      <text:p text:style-name="P1">What type of research design or methodology is employed? Is it suitable and reliable?</text:p>
      <text:p text:style-name="P8">-</text:p>
      <text:p text:style-name="P1"/>
      <text:p text:style-name="P1">Have algorithms and statistical techniques been used appropriately? Can you apply them in your own work? What are the limitations of these techniques?</text:p>
      <text:p text:style-name="P8">Several algorithms have been used, and they are explained in general and also referenced for more detailed information. The limitations are covered, although it is difficult to say if this coverage is complete or not.</text:p>
      <text:p text:style-name="P1"><text:soft-page-break/></text:p>
      <text:p text:style-name="P1">Is the choice of measures, sample sizes and data appropriate? Have extranous factors and variables been considered?</text:p>
      <text:p text:style-name="P8">The sample size is rather small (10 people), and could be too small to draw some of the conclusions. <text:s text:c="2"/>Also, although the methodology is clearly explained, the results are not provided – only their conclusions thereof.</text:p>
      <text:p text:style-name="P1"/>
      <text:p text:style-name="P1">Can generalizations be made from these results? What are the limitations of these generalizations?</text:p>
      <text:p text:style-name="P8">Irrelevant?</text:p>
      <text:p text:style-name="P1"/>
      <text:p text:style-name="P1">Are there implications of the results discussed?</text:p>
      <text:p text:style-name="P8">-</text:p>
      <text:p text:style-name="P1"/>
      <text:p text:style-name="P1">What is your overall assesment of this study – in terms of its adequacy for explaining the research problem and the contribution it is making?</text:p>
      <text:p text:style-name="P8">This report was well written, and clear on the methodology and techniques used. It was lacking on the presentation of results.</text:p>
      <text:p text:style-name="P1"/>
      <text:p text:style-name="P1">Are the diagrams and figures readable? Relevant?</text:p>
      <text:p text:style-name="P8">Yes.</text:p>
      <text:p text:style-name="P8"/>
      <text:p text:style-name="P1">Are the references and citations formatted properly?</text:p>
      <text:p text:style-name="P8">Yes.</text:p>
      <text:p text:style-name="P1"/>
      <text:p text:style-name="P1">Will it interest people to read this article?</text:p>
      <text:p text:style-name="P8">Depends on what they are doing. It does provide some background, meaning it could be valuable not only for specific purposes.</text:p>
      <text:p text:style-name="P5"/>
      <text:list xml:id="list20325321571" text:style-name="L1">
        <text:list-item>
          <text:p text:style-name="P11">Excellent - This paper is amongst the best papers I have ever read (short-list for best paper award) </text:p>
        </text:list-item>
        <text:list-item>
          <text:p text:style-name="P10"><text:span text:style-name="T2">Very good paper (Consider short listing for best paper award)</text:span> </text:p>
        </text:list-item>
        <text:list-item>
          <text:p text:style-name="P11"><text:span text:style-name="T3">Sound paper - I recommend acceptance</text:span> </text:p>
        </text:list-item>
        <text:list-item>
          <text:p text:style-name="P10"><text:span text:style-name="T2">Borderline - This paper could be accepted if there is room</text:span> </text:p>
        </text:list-item>
        <text:list-item>
          <text:p text:style-name="P10"><text:span text:style-name="T2">Poor - This paper has limited contribution, or the work is not yet ready for publication. I do not believe it should be accepted, but if other reviewers differ, </text:span><text:span text:style-name="T2">I would not oppose strongly</text:span> </text:p>
        </text:list-item>
        <text:list-item>
          <text:p text:style-name="P6"><text:span text:style-name="T2">Unacceptable - The work makes no contribution or, worse, it is flawed or scurrilous. I believe that publication of this paper would reflect badly on our community. I would strongly oppose any other outcome.</text:span> </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5T16:25:35</meta:creation-date>
    <dc:date>2013-04-15T19:23:31</dc:date>
    <meta:editing-duration>PT15M</meta:editing-duration>
    <meta:editing-cycles>19</meta:editing-cycles>
    <meta:generator>LibreOffice/3.5$Linux_x86 LibreOffice_project/350m1$Build-2</meta:generator>
    <meta:document-statistic meta:table-count="0" meta:image-count="0" meta:object-count="0" meta:page-count="3" meta:paragraph-count="59" meta:word-count="930" meta:character-count="5514" meta:non-whitespace-character-count="4639"/>
  </office:meta>
</office:document-meta>
</file>